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919cm" fo:min-width="0.66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0.66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99cm" fo:min-width="3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59cm" fo:min-width="0.30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465cm" fo:min-width="1.9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co1" style:family="table-column">
      <style:table-column-properties style:column-width="6.333cm" style:use-optimal-column-width="false"/>
    </style:style>
    <style:style style:name="co2" style:family="table-column">
      <style:table-column-properties style:column-width="6.334cm" style:use-optimal-column-width="false"/>
    </style:style>
    <style:style style:name="ro1" style:family="table-row">
      <style:table-row-properties style:row-height="1.345cm"/>
    </style:style>
    <style:style style:name="ro2" style:family="table-row">
      <style:table-row-properties style:row-height="26.355cm"/>
    </style:style>
    <style:style style:name="ce1" style:family="table-cell">
      <loext:graphic-properties draw:fill="none" draw:textarea-vertical-align="middle"/>
      <style:paragraph-properties fo:text-align="center" fo:border="0.03pt solid #000000"/>
      <style:text-properties fo:background-color="transparent"/>
    </style:style>
    <style:style style:name="ce2" style:family="table-cell">
      <loext:graphic-properties draw:fill="none"/>
      <style:paragraph-properties fo:border="0.03pt solid #000000"/>
      <style:text-properties fo:background-color="transparen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background-color="transparent"/>
    </style:style>
    <style:style style:name="P4" style:family="paragraph">
      <style:text-properties fo:background-color="transparen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651cm" svg:height="1.651cm" svg:x="15.913cm" svg:y="25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651cm" svg:height="1.651cm" svg:x="15.913cm" svg:y="25.62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standard" draw:layer="layout" svg:width="18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uyer</text:span></text:p>
              </table:table-cell>
              <table:table-cell>
                <text:p text:style-name="P3"><text:span text:style-name="T1">Admin</text:span></text:p>
              </table:table-cell>
              <table:table-cell>
                <text:p text:style-name="P3"><text:span text:style-name="T1">Owner</text:span>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 text:style-name="P4"><text:span text:style-name="T1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xml:id="id3" draw:id="id3" draw:layer="layout" svg:width="1.651cm" svg:height="1.651cm" svg:x="15.792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3.81cm" svg:height="2.159cm" svg:x="14.716cm" svg:y="5.699cm">
          <text:p text:style-name="P5">Regiter</text:p>
          <text:p text:style-name="P5">Akun Bar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3.81cm" svg:height="2.159cm" svg:x="14.717cm" svg:y="8.799cm">
          <text:p text:style-name="P5">Masukan</text:p>
          <text:p text:style-name="P5">Data di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line" svg:x1="16.621cm" svg:y1="7.858cm" svg:x2="16.622cm" svg:y2="8.799cm" draw:start-shape="id1" draw:start-glue-point="2" draw:end-shape="id2" draw:end-glue-point="0" svg:d="M16621 7858l1 941" svg:viewBox="0 0 2 942">
          <text:p/>
        </draw:connector>
        <draw:connector draw:style-name="gr4" draw:text-style-name="P6" draw:layer="layout" draw:type="line" svg:x1="16.618cm" svg:y1="4.497cm" svg:x2="16.621cm" svg:y2="5.699cm" draw:start-shape="id3" draw:start-glue-point="8" draw:end-shape="id1" draw:end-glue-point="0" svg:d="M16618 4497l3 1202" svg:viewBox="0 0 4 1203">
          <text:p/>
        </draw:connector>
        <draw:custom-shape draw:style-name="gr5" draw:text-style-name="P6" xml:id="id4" draw:id="id4" draw:layer="layout" svg:width="1.143cm" svg:height="1.143cm" svg:x="18.526cm" svg:y="7.3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8.693cm" svg:y1="8.326cm" svg:x2="16.622cm" svg:y2="8.799cm" draw:start-shape="id4" draw:start-glue-point="7" draw:end-shape="id2" draw:end-glue-point="0" svg:d="M18693 8326l-2071 473" svg:viewBox="0 0 2072 474">
          <text:p/>
        </draw:connector>
        <draw:custom-shape draw:style-name="gr6" draw:text-style-name="P6" xml:id="id5" draw:id="id5" draw:layer="layout" svg:width="4.953cm" svg:height="3.429cm" svg:x="14.108cm" svg:y="12.557cm">
          <text:p text:style-name="P5">Apakah</text:p>
          <text:p text:style-name="P5">Data vali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16.622cm" svg:y1="10.958cm" svg:x2="16.585cm" svg:y2="12.557cm" draw:start-shape="id2" draw:start-glue-point="2" draw:end-shape="id5" draw:end-glue-point="4" svg:d="M16622 10958l-37 1599" svg:viewBox="0 0 38 1600">
          <text:p/>
        </draw:connector>
        <draw:custom-shape draw:style-name="gr5" draw:text-style-name="P6" xml:id="id6" draw:id="id6" draw:layer="layout" svg:width="1.143cm" svg:height="1.143cm" svg:x="18.653cm" svg:y="15.60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9.061cm" svg:y1="14.272cm" svg:x2="19.225cm" svg:y2="15.605cm" draw:start-shape="id5" draw:start-glue-point="7" draw:end-shape="id6" draw:end-glue-point="4" svg:d="M19061 14272l164 1333" svg:viewBox="0 0 165 1334">
          <text:p/>
        </draw:connector>
        <draw:frame draw:style-name="gr7" draw:text-style-name="P7" draw:layer="layout" svg:width="0.959cm" svg:height="0.962cm" svg:x="18.78cm" svg:y="13.119cm">
          <draw:text-box>
            <text:p>N</text:p>
          </draw:text-box>
        </draw:frame>
        <draw:frame draw:style-name="gr8" draw:text-style-name="P7" draw:layer="layout" svg:width="0.925cm" svg:height="0.962cm" svg:x="15.224cm" svg:y="15.786cm">
          <draw:text-box>
            <text:p>Y</text:p>
          </draw:text-box>
        </draw:frame>
        <draw:custom-shape draw:style-name="gr5" draw:text-style-name="P6" xml:id="id7" draw:id="id7" draw:layer="layout" svg:width="1.143cm" svg:height="1.143cm" svg:x="15.986cm" svg:y="17.637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585cm" svg:y1="15.986cm" svg:x2="16.558cm" svg:y2="17.637cm" draw:start-shape="id5" draw:start-glue-point="6" draw:end-shape="id7" draw:end-glue-point="4" svg:d="M16585 15986l-27 1651" svg:viewBox="0 0 28 1652">
          <text:p/>
        </draw:connector>
        <draw:custom-shape draw:style-name="gr5" draw:text-style-name="P6" xml:id="id8" draw:id="id8" draw:layer="layout" svg:width="1.143cm" svg:height="1.143cm" svg:x="16.14cm" svg:y="23.595cm">
          <text:p text:style-name="P5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712cm" svg:y1="24.738cm" svg:x2="16.712cm" svg:y2="24.738cm" draw:start-shape="id8" draw:start-glue-point="8" draw:end-shape="id8" draw:end-glue-point="8" svg:d="M16712 24738z" svg:viewBox="0 0 1 1">
          <text:p/>
        </draw:connector>
        <draw:line draw:style-name="gr4" draw:text-style-name="P6" draw:layer="layout" svg:x1="16.748cm" svg:y1="24.738cm" svg:x2="16.748cm" svg:y2="25.6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1:12:05.158162481</meta:creation-date>
    <dc:date>2018-11-30T22:27:41.808635875</dc:date>
    <meta:editing-duration>PT8H5M16S</meta:editing-duration>
    <meta:editing-cycles>5</meta:editing-cycles>
    <meta:generator>LibreOffice/6.0.6.2$Linux_X86_64 LibreOffice_project/00m0$Build-2</meta:generator>
    <meta:document-statistic meta:object-count="22"/>
  </office:meta>
</office:document-meta>
</file>